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ce upon a time, there was a carrot named Carl. He grew up in a garden with all his vegetable friends. Carl was different from the others because he had a pair of sunglasses. Nobody knew why he needed them, but they all thought it was cool.</text:p>
      <text:p text:style-name="P1">As Carl grew bigger, he started to notice that the sun was getting hotter and brighter every day. He couldn't stand to be out in the sun without his sunglasses. All his friends would tease him, saying, "Carl, why do you need those silly glasses? You're a carrot, not a movie star!" But Carl didn't care. He knew he needed his glasses to protect his eyes from the strong sunlight.</text:p>
      <text:p text:style-name="P1">One day, the garden was hit with a heatwave. The sun was so bright that it hurt Carl's eyes even with his sunglasses on. He knew he had to do something to stay out of the sun. Carl's friends suggested he hide under a plant or a leaf, but he knew that wouldn't work for long.</text:p>
      <text:p text:style-name="P1">Carl decided to take matters into his own hands. He dug a hole in the ground and made a little cave for himself. He put some dirt and rocks on top to make sure it was dark and cool inside. Carl's friends were amazed at what he had done. They had never seen a carrot so resourceful and clever.</text:p>
      <text:p text:style-name="P1">From that day on, Carl was known as the carrot with sunglasses who made his own shade. His friends respected him for his ingenuity and bravery. And Carl was happy that he had found a way to stay cool and protect his eyes from the sun.</text:p>
      <text:p text:style-name="P1">So, the next time you see a carrot with sunglasses, remember that it might just be trying to stay cool and see the world a little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305" meta:character-count="1557" meta:non-whitespace-character-count="1258"/>
    <meta:generator>LibreOfficeDev/6.0.5.2$Linux_X86_64 LibreOffice_project/</meta:generator>
  </office:meta>
</office:document-meta>
</file>